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Aptos Narrow&quot;" svg:font-family="'&quot;Aptos Narrow&quot;'"/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7902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2.8299in"/>
    </style:style>
    <style:style style:name="co9" style:family="table-column">
      <style:table-column-properties fo:break-before="auto" style:column-width="1.9402in"/>
    </style:style>
    <style:style style:name="co10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Aptos Narrow&quot;" fo:font-size="8pt" fo:font-style="normal" fo:text-shadow="none" style:text-underline-style="none" fo:font-weight="normal" style:font-size-asian="8pt" style:font-style-asian="normal" style:font-weight-asian="normal" style:font-name-complex="&quot;Aptos Narrow&quot;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1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" table:default-cell-style-name="ce7"/>
        <table:table-column table:style-name="co1" table:default-cell-style-name="Default"/>
        <table:table-column table:style-name="co1" table:number-columns-repeated="4" table:default-cell-style-name="ce8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" office:value-type="string" calcext:value-type="string">
            <text:p>Social work</text:p>
          </table:table-cell>
          <table:table-cell table:style-name="ce6" office:value-type="string" calcext:value-type="string">
            <text:p>Social work per second</text:p>
          </table:table-cell>
          <table:table-cell table:style-name="ce6" office:value-type="string" calcext:value-type="string">
            <text:p>Time to goal</text:p>
          </table:table-cell>
          <table:table-cell table:style-name="ce6" office:value-type="string" calcext:value-type="string">
            <text:p>Path length</text:p>
          </table:table-cell>
          <table:table-cell table:style-name="ce6" office:value-type="string" calcext:value-type="string">
            <text:p>Average minimum distance</text:p>
          </table:table-cell>
          <table:table-cell table:style-name="Default" office:value-type="string" calcext:value-type="string">
            <text:p>Intimate space intrusion</text:p>
          </table:table-cell>
          <table:table-cell table:style-name="Default" office:value-type="string" calcext:value-type="string">
            <text:p>Personal space intrusion</text:p>
          </table:table-cell>
          <table:table-cell table:style-name="Default" office:value-type="string" calcext:value-type="string">
            <text:p>Social space intrusion</text:p>
          </table:table-cell>
          <table:table-cell table:style-name="Default" office:value-type="string" calcext:value-type="string">
            <text:p>Public space intrusion</text:p>
          </table:table-cell>
          <table:table-cell table:style-name="ce8" office:value-type="string" calcext:value-type="string">
            <text:p>Qualitative metrics</text:p>
          </table:table-cell>
          <table:table-cell office:value-type="string" calcext:value-type="string">
            <text:p>Unobtrusivenss</text:p>
          </table:table-cell>
          <table:table-cell office:value-type="string" calcext:value-type="string">
            <text:p>Friendliness</text:p>
          </table:table-cell>
          <table:table-cell office:value-type="string" calcext:value-type="string">
            <text:p>Smoothness</text:p>
          </table:table-cell>
          <table:table-cell office:value-type="string" calcext:value-type="string">
            <text:p>Avoidance foresight</text:p>
          </table:table-cell>
        </table:table-row>
        <table:table-row table:style-name="ro2">
          <table:table-cell/>
          <table:table-cell table:style-name="ce6" office:value-type="string" calcext:value-type="string">
            <text:p>Pass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DWA_SOC_COST(3rd)</text:p>
          </table:table-cell>
          <table:table-cell office:value-type="float" office:value="2404.75047728683" calcext:value-type="float">
            <text:p>2404.75047728683</text:p>
          </table:table-cell>
          <table:table-cell office:value-type="float" office:value="142.381908838748" calcext:value-type="float">
            <text:p>142.381908838748</text:p>
          </table:table-cell>
          <table:table-cell office:value-type="float" office:value="16.3071398735046" calcext:value-type="float">
            <text:p>16.3071398735046</text:p>
          </table:table-cell>
          <table:table-cell office:value-type="float" office:value="4.11596253959176" calcext:value-type="float">
            <text:p>4.11596253959176</text:p>
          </table:table-cell>
          <table:table-cell office:value-type="float" office:value="1.47213598331081" calcext:value-type="float">
            <text:p>1.47213598331081</text:p>
          </table:table-cell>
          <table:table-cell office:value-type="float" office:value="40.1761144744084" calcext:value-type="float">
            <text:p>40.1761144744084</text:p>
          </table:table-cell>
          <table:table-cell office:value-type="float" office:value="9.24600990643919" calcext:value-type="float">
            <text:p>9.24600990643919</text:p>
          </table:table-cell>
          <table:table-cell office:value-type="float" office:value="49.2019812878371" calcext:value-type="float">
            <text:p>49.2019812878371</text:p>
          </table:table-cell>
          <table:table-cell office:value-type="float" office:value="1.37589433131535" calcext:value-type="float">
            <text:p>1.37589433131535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d</text:p>
          </table:table-cell>
          <table:table-cell office:value-type="string" calcext:value-type="string">
            <text:p>MPPI_SOC_COST(3rd)</text:p>
          </table:table-cell>
          <table:table-cell office:value-type="float" office:value="2325.56286117883" calcext:value-type="float">
            <text:p>2325.56286117883</text:p>
          </table:table-cell>
          <table:table-cell office:value-type="float" office:value="202.428515431446" calcext:value-type="float">
            <text:p>202.428515431446</text:p>
          </table:table-cell>
          <table:table-cell office:value-type="float" office:value="11.3191001415253" calcext:value-type="float">
            <text:p>11.3191001415253</text:p>
          </table:table-cell>
          <table:table-cell office:value-type="float" office:value="4.39150600945016" calcext:value-type="float">
            <text:p>4.39150600945016</text:p>
          </table:table-cell>
          <table:table-cell office:value-type="float" office:value="1.83902313153895" calcext:value-type="float">
            <text:p>1.83902313153895</text:p>
          </table:table-cell>
          <table:table-cell office:value-type="float" office:value="23.4612599565532" calcext:value-type="float">
            <text:p>23.4612599565532</text:p>
          </table:table-cell>
          <table:table-cell office:value-type="float" office:value="16.2201303403331" calcext:value-type="float">
            <text:p>16.2201303403331</text:p>
          </table:table-cell>
          <table:table-cell office:value-type="float" office:value="55.756698044895" calcext:value-type="float">
            <text:p>55.756698044895</text:p>
          </table:table-cell>
          <table:table-cell office:value-type="float" office:value="4.56191165821868" calcext:value-type="float">
            <text:p>4.56191165821868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SOC_MPPI(4th)</text:p>
          </table:table-cell>
          <table:table-cell office:value-type="float" office:value="1994.32749455437" calcext:value-type="float">
            <text:p>1994.32749455437</text:p>
          </table:table-cell>
          <table:table-cell office:value-type="float" office:value="181.716718528277" calcext:value-type="float">
            <text:p>181.716718528277</text:p>
          </table:table-cell>
          <table:table-cell office:value-type="float" office:value="10.2326076030731" calcext:value-type="float">
            <text:p>10.2326076030731</text:p>
          </table:table-cell>
          <table:table-cell office:value-type="float" office:value="4.55598068064241" calcext:value-type="float">
            <text:p>4.55598068064241</text:p>
          </table:table-cell>
          <table:table-cell office:value-type="float" office:value="2.37741413234203" calcext:value-type="float">
            <text:p>2.37741413234203</text:p>
          </table:table-cell>
          <table:table-cell office:value-type="float" office:value="9.2896174863388" calcext:value-type="float">
            <text:p>9.2896174863388</text:p>
          </table:table-cell>
          <table:table-cell office:value-type="float" office:value="12.3341139734582" calcext:value-type="float">
            <text:p>12.3341139734582</text:p>
          </table:table-cell>
          <table:table-cell office:value-type="float" office:value="72.8337236533958" calcext:value-type="float">
            <text:p>72.8337236533958</text:p>
          </table:table-cell>
          <table:table-cell office:value-type="float" office:value="5.54254488680718" calcext:value-type="float">
            <text:p>5.54254488680718</text:p>
          </table:table-cell>
          <table:table-cell/>
          <table:table-cell table:number-columns-repeated="3"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6" office:value-type="string" calcext:value-type="string">
            <text:p>Overtaking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PPI_SOC_COST(2nd)</text:p>
          </table:table-cell>
          <table:table-cell office:value-type="float" office:value="2435.06093644297" calcext:value-type="float">
            <text:p>2435.06093644297</text:p>
          </table:table-cell>
          <table:table-cell office:value-type="float" office:value="182.028079171515" calcext:value-type="float">
            <text:p>182.028079171515</text:p>
          </table:table-cell>
          <table:table-cell office:value-type="float" office:value="12.6821227073669" calcext:value-type="float">
            <text:p>12.6821227073669</text:p>
          </table:table-cell>
          <table:table-cell office:value-type="float" office:value="5.50519117302694" calcext:value-type="float">
            <text:p>5.50519117302694</text:p>
          </table:table-cell>
          <table:table-cell office:value-type="float" office:value="0.508652803701286" calcext:value-type="float">
            <text:p>0.508652803701286</text:p>
          </table:table-cell>
          <table:table-cell office:value-type="float" office:value="35.1535836177474" calcext:value-type="float">
            <text:p>35.1535836177474</text:p>
          </table:table-cell>
          <table:table-cell office:value-type="float" office:value="64.8464163822526" calcext:value-type="float">
            <text:p>64.84641638225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d</text:p>
          </table:table-cell>
          <table:table-cell office:value-type="string" calcext:value-type="string">
            <text:p>SOC_MPPI(3rd)</text:p>
          </table:table-cell>
          <table:table-cell office:value-type="float" office:value="2219.29878828819" calcext:value-type="float">
            <text:p>2219.29878828819</text:p>
          </table:table-cell>
          <table:table-cell office:value-type="float" office:value="138.982049297052" calcext:value-type="float">
            <text:p>138.982049297052</text:p>
          </table:table-cell>
          <table:table-cell office:value-type="float" office:value="15.370655298233" calcext:value-type="float">
            <text:p>15.370655298233</text:p>
          </table:table-cell>
          <table:table-cell office:value-type="float" office:value="5.49811761307353" calcext:value-type="float">
            <text:p>5.49811761307353</text:p>
          </table:table-cell>
          <table:table-cell office:value-type="float" office:value="0.730733822354075" calcext:value-type="float">
            <text:p>0.730733822354075</text:p>
          </table:table-cell>
          <table:table-cell office:value-type="float" office:value="23.1132075471698" calcext:value-type="float">
            <text:p>23.1132075471698</text:p>
          </table:table-cell>
          <table:table-cell office:value-type="float" office:value="59.1391509433962" calcext:value-type="float">
            <text:p>59.1391509433962</text:p>
          </table:table-cell>
          <table:table-cell office:value-type="float" office:value="17.747641509434" calcext:value-type="float">
            <text:p>17.747641509434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SOC_DWA(1st)</text:p>
          </table:table-cell>
          <table:table-cell office:value-type="float" office:value="11509.6090402883" calcext:value-type="float">
            <text:p>11509.6090402883</text:p>
          </table:table-cell>
          <table:table-cell office:value-type="float" office:value="191.678721145532" calcext:value-type="float">
            <text:p>191.678721145532</text:p>
          </table:table-cell>
          <table:table-cell office:value-type="float" office:value="60.0463576316834" calcext:value-type="float">
            <text:p>60.0463576316834</text:p>
          </table:table-cell>
          <table:table-cell office:value-type="float" office:value="3.86193964076232" calcext:value-type="float">
            <text:p>3.86193964076232</text:p>
          </table:table-cell>
          <table:table-cell office:value-type="float" office:value="0.995910243187962" calcext:value-type="float">
            <text:p>0.995910243187962</text:p>
          </table:table-cell>
          <table:table-cell office:value-type="float" office:value="0" calcext:value-type="float">
            <text:p>0</text:p>
          </table:table-cell>
          <table:table-cell office:value-type="float" office:value="73.6240601503759" calcext:value-type="float">
            <text:p>73.6240601503759</text:p>
          </table:table-cell>
          <table:table-cell office:value-type="float" office:value="26.3759398496241" calcext:value-type="float">
            <text:p>26.3759398496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6" office:value-type="string" calcext:value-type="string">
            <text:p>Crossing 1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OC_DWA(2nd)</text:p>
          </table:table-cell>
          <table:table-cell office:value-type="float" office:value="3243.78281369689" calcext:value-type="float">
            <text:p>3243.78281369689</text:p>
          </table:table-cell>
          <table:table-cell office:value-type="float" office:value="259.488207654404" calcext:value-type="float">
            <text:p>259.488207654404</text:p>
          </table:table-cell>
          <table:table-cell office:value-type="float" office:value="11.7964498996735" calcext:value-type="float">
            <text:p>11.7964498996735</text:p>
          </table:table-cell>
          <table:table-cell office:value-type="float" office:value="4.0367833366329" calcext:value-type="float">
            <text:p>4.0367833366329</text:p>
          </table:table-cell>
          <table:table-cell office:value-type="float" office:value="1.23341915194495" calcext:value-type="float">
            <text:p>1.23341915194495</text:p>
          </table:table-cell>
          <table:table-cell office:value-type="float" office:value="0" calcext:value-type="float">
            <text:p>0</text:p>
          </table:table-cell>
          <table:table-cell office:value-type="float" office:value="66.8017835427645" calcext:value-type="float">
            <text:p>66.8017835427645</text:p>
          </table:table-cell>
          <table:table-cell office:value-type="float" office:value="33.1982164572355" calcext:value-type="float">
            <text:p>33.198216457235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DWA(5th)</text:p>
          </table:table-cell>
          <table:table-cell office:value-type="float" office:value="3822.95948054847" calcext:value-type="float">
            <text:p>3822.95948054847</text:p>
          </table:table-cell>
          <table:table-cell office:value-type="float" office:value="276.332114368537" calcext:value-type="float">
            <text:p>276.332114368537</text:p>
          </table:table-cell>
          <table:table-cell office:value-type="float" office:value="13.1418564319611" calcext:value-type="float">
            <text:p>13.1418564319611</text:p>
          </table:table-cell>
          <table:table-cell office:value-type="float" office:value="4.22489083533896" calcext:value-type="float">
            <text:p>4.22489083533896</text:p>
          </table:table-cell>
          <table:table-cell office:value-type="float" office:value="0.662857139326497" calcext:value-type="float">
            <text:p>0.662857139326497</text:p>
          </table:table-cell>
          <table:table-cell office:value-type="float" office:value="49.2703045685279" calcext:value-type="float">
            <text:p>49.2703045685279</text:p>
          </table:table-cell>
          <table:table-cell office:value-type="float" office:value="33.4073604060914" calcext:value-type="float">
            <text:p>33.4073604060914</text:p>
          </table:table-cell>
          <table:table-cell office:value-type="float" office:value="17.3223350253807" calcext:value-type="float">
            <text:p>17.32233502538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SOC_MPPI(2nd)</text:p>
          </table:table-cell>
          <table:table-cell office:value-type="float" office:value="3767.68933901627" calcext:value-type="float">
            <text:p>3767.68933901627</text:p>
          </table:table-cell>
          <table:table-cell office:value-type="float" office:value="313.705030914121" calcext:value-type="float">
            <text:p>313.705030914121</text:p>
          </table:table-cell>
          <table:table-cell office:value-type="float" office:value="11.2893104553223" calcext:value-type="float">
            <text:p>11.2893104553223</text:p>
          </table:table-cell>
          <table:table-cell office:value-type="float" office:value="4.38712722822427" calcext:value-type="float">
            <text:p>4.38712722822427</text:p>
          </table:table-cell>
          <table:table-cell office:value-type="float" office:value="1.18380718821088" calcext:value-type="float">
            <text:p>1.18380718821088</text:p>
          </table:table-cell>
          <table:table-cell office:value-type="float" office:value="0" calcext:value-type="float">
            <text:p>0</text:p>
          </table:table-cell>
          <table:table-cell office:value-type="float" office:value="66.9463087248322" calcext:value-type="float">
            <text:p>66.9463087248322</text:p>
          </table:table-cell>
          <table:table-cell office:value-type="float" office:value="33.0536912751678" calcext:value-type="float">
            <text:p>33.053691275167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6" office:value-type="string" calcext:value-type="string">
            <text:p>Crossing 2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DWA_SOC_COST(2nd)</text:p>
          </table:table-cell>
          <table:table-cell office:value-type="float" office:value="1675.97814131253" calcext:value-type="float">
            <text:p>1675.97814131253</text:p>
          </table:table-cell>
          <table:table-cell office:value-type="float" office:value="166.998506541647" calcext:value-type="float">
            <text:p>166.998506541647</text:p>
          </table:table-cell>
          <table:table-cell office:value-type="float" office:value="9.32551908493042" calcext:value-type="float">
            <text:p>9.32551908493042</text:p>
          </table:table-cell>
          <table:table-cell office:value-type="float" office:value="3.79009178935069" calcext:value-type="float">
            <text:p>3.79009178935069</text:p>
          </table:table-cell>
          <table:table-cell office:value-type="float" office:value="0.673876099151492" calcext:value-type="float">
            <text:p>0.673876099151492</text:p>
          </table:table-cell>
          <table:table-cell office:value-type="float" office:value="29.0771909460244" calcext:value-type="float">
            <text:p>29.0771909460244</text:p>
          </table:table-cell>
          <table:table-cell office:value-type="float" office:value="57.5159605339524" calcext:value-type="float">
            <text:p>57.5159605339524</text:p>
          </table:table-cell>
          <table:table-cell office:value-type="float" office:value="13.4068485200232" calcext:value-type="float">
            <text:p>13.4068485200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3.5" calcext:value-type="float">
            <text:p>3.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SOC_MPPI(1st)</text:p>
          </table:table-cell>
          <table:table-cell office:value-type="float" office:value="3302.61210255974" calcext:value-type="float">
            <text:p>3302.61210255974</text:p>
          </table:table-cell>
          <table:table-cell office:value-type="float" office:value="252.495674743641" calcext:value-type="float">
            <text:p>252.495674743641</text:p>
          </table:table-cell>
          <table:table-cell office:value-type="float" office:value="12.2602646350861" calcext:value-type="float">
            <text:p>12.2602646350861</text:p>
          </table:table-cell>
          <table:table-cell office:value-type="float" office:value="4.58083476920364" calcext:value-type="float">
            <text:p>4.58083476920364</text:p>
          </table:table-cell>
          <table:table-cell office:value-type="float" office:value="1.06055769858622" calcext:value-type="float">
            <text:p>1.06055769858622</text:p>
          </table:table-cell>
          <table:table-cell office:value-type="float" office:value="14.4434628975265" calcext:value-type="float">
            <text:p>14.4434628975265</text:p>
          </table:table-cell>
          <table:table-cell office:value-type="float" office:value="58.3038869257951" calcext:value-type="float">
            <text:p>58.3038869257951</text:p>
          </table:table-cell>
          <table:table-cell office:value-type="float" office:value="27.2526501766784" calcext:value-type="float">
            <text:p>27.25265017667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MPPI_SOC_COST(2nd)</text:p>
          </table:table-cell>
          <table:table-cell office:value-type="float" office:value="7118.65248467893" calcext:value-type="float">
            <text:p>7118.65248467893</text:p>
          </table:table-cell>
          <table:table-cell office:value-type="float" office:value="436.283233089856" calcext:value-type="float">
            <text:p>436.283233089856</text:p>
          </table:table-cell>
          <table:table-cell office:value-type="float" office:value="15.5077085494995" calcext:value-type="float">
            <text:p>15.5077085494995</text:p>
          </table:table-cell>
          <table:table-cell office:value-type="float" office:value="4.71149105936492" calcext:value-type="float">
            <text:p>4.71149105936492</text:p>
          </table:table-cell>
          <table:table-cell office:value-type="float" office:value="0.704602796987325" calcext:value-type="float">
            <text:p>0.704602796987325</text:p>
          </table:table-cell>
          <table:table-cell office:value-type="float" office:value="42.1254801536492" calcext:value-type="float">
            <text:p>42.1254801536492</text:p>
          </table:table-cell>
          <table:table-cell office:value-type="float" office:value="41.6133162612036" calcext:value-type="float">
            <text:p>41.6133162612036</text:p>
          </table:table-cell>
          <table:table-cell office:value-type="float" office:value="16.2612035851472" calcext:value-type="float">
            <text:p>16.261203585147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6" office:value-type="string" calcext:value-type="string">
            <text:p>Advanced 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OC_DWA(1st)</text:p>
          </table:table-cell>
          <table:table-cell office:value-type="float" office:value="115039.198270272" calcext:value-type="float">
            <text:p>115039.198270272</text:p>
          </table:table-cell>
          <table:table-cell office:value-type="float" office:value="1839.13643796887" calcext:value-type="float">
            <text:p>1839.13643796887</text:p>
          </table:table-cell>
          <table:table-cell office:value-type="float" office:value="62.5506601333618" calcext:value-type="float">
            <text:p>62.5506601333618</text:p>
          </table:table-cell>
          <table:table-cell office:value-type="float" office:value="3.9565557466853" calcext:value-type="float">
            <text:p>3.9565557466853</text:p>
          </table:table-cell>
          <table:table-cell office:value-type="float" office:value="0.626497207184235" calcext:value-type="float">
            <text:p>0.626497207184235</text:p>
          </table:table-cell>
          <table:table-cell office:value-type="float" office:value="42.5520374262662" calcext:value-type="float">
            <text:p>42.5520374262662</text:p>
          </table:table-cell>
          <table:table-cell office:value-type="float" office:value="44.7081158044613" calcext:value-type="float">
            <text:p>44.7081158044613</text:p>
          </table:table-cell>
          <table:table-cell office:value-type="float" office:value="12.7398467692725" calcext:value-type="float">
            <text:p>12.7398467692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d</text:p>
          </table:table-cell>
          <table:table-cell office:value-type="string" calcext:value-type="string">
            <text:p>DWA_SOC_COST(1st)</text:p>
          </table:table-cell>
          <table:table-cell office:value-type="float" office:value="82405.9979760169" calcext:value-type="float">
            <text:p>82405.9979760169</text:p>
          </table:table-cell>
          <table:table-cell office:value-type="float" office:value="4237.51367054015" calcext:value-type="float">
            <text:p>4237.51367054015</text:p>
          </table:table-cell>
          <table:table-cell office:value-type="float" office:value="17.5491075515747" calcext:value-type="float">
            <text:p>17.5491075515747</text:p>
          </table:table-cell>
          <table:table-cell office:value-type="float" office:value="5.92913979472174" calcext:value-type="float">
            <text:p>5.92913979472174</text:p>
          </table:table-cell>
          <table:table-cell office:value-type="float" office:value="0.668892091903691" calcext:value-type="float">
            <text:p>0.668892091903691</text:p>
          </table:table-cell>
          <table:table-cell office:value-type="float" office:value="33.7640977443609" calcext:value-type="float">
            <text:p>33.7640977443609</text:p>
          </table:table-cell>
          <table:table-cell office:value-type="float" office:value="48.0733082706767" calcext:value-type="float">
            <text:p>48.0733082706767</text:p>
          </table:table-cell>
          <table:table-cell office:value-type="float" office:value="18.1625939849624" calcext:value-type="float">
            <text:p>18.16259398496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SOC_MPPI(5th)</text:p>
          </table:table-cell>
          <table:table-cell office:value-type="float" office:value="31114.3224991681" calcext:value-type="float">
            <text:p>31114.3224991681</text:p>
          </table:table-cell>
          <table:table-cell office:value-type="float" office:value="1919.11966052301" calcext:value-type="float">
            <text:p>1919.11966052301</text:p>
          </table:table-cell>
          <table:table-cell office:value-type="float" office:value="15.500292301178" calcext:value-type="float">
            <text:p>15.500292301178</text:p>
          </table:table-cell>
          <table:table-cell office:value-type="float" office:value="6.16599102970098" calcext:value-type="float">
            <text:p>6.16599102970098</text:p>
          </table:table-cell>
          <table:table-cell office:value-type="float" office:value="0.668966460101103" calcext:value-type="float">
            <text:p>0.668966460101103</text:p>
          </table:table-cell>
          <table:table-cell office:value-type="float" office:value="37.1309771309771" calcext:value-type="float">
            <text:p>37.1309771309771</text:p>
          </table:table-cell>
          <table:table-cell office:value-type="float" office:value="53.1392931392931" calcext:value-type="float">
            <text:p>53.1392931392931</text:p>
          </table:table-cell>
          <table:table-cell office:value-type="float" office:value="9.72972972972973" calcext:value-type="float">
            <text:p>9.7297297297297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6" office:value-type="string" calcext:value-type="string">
            <text:p>Advanced 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OC_MPPI(5th)</text:p>
          </table:table-cell>
          <table:table-cell office:value-type="float" office:value="31114.3224991681" calcext:value-type="float">
            <text:p>31114.3224991681</text:p>
          </table:table-cell>
          <table:table-cell office:value-type="float" office:value="1919.11966052301" calcext:value-type="float">
            <text:p>1919.11966052301</text:p>
          </table:table-cell>
          <table:table-cell office:value-type="float" office:value="15.500292301178" calcext:value-type="float">
            <text:p>15.500292301178</text:p>
          </table:table-cell>
          <table:table-cell office:value-type="float" office:value="6.16599102970098" calcext:value-type="float">
            <text:p>6.16599102970098</text:p>
          </table:table-cell>
          <table:table-cell office:value-type="float" office:value="0.668966460101103" calcext:value-type="float">
            <text:p>0.668966460101103</text:p>
          </table:table-cell>
          <table:table-cell office:value-type="float" office:value="37.1309771309771" calcext:value-type="float">
            <text:p>37.1309771309771</text:p>
          </table:table-cell>
          <table:table-cell office:value-type="float" office:value="53.1392931392931" calcext:value-type="float">
            <text:p>53.1392931392931</text:p>
          </table:table-cell>
          <table:table-cell office:value-type="float" office:value="9.72972972972973" calcext:value-type="float">
            <text:p>9.7297297297297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.66" calcext:value-type="float">
            <text:p>3.6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d</text:p>
          </table:table-cell>
          <table:table-cell office:value-type="string" calcext:value-type="string">
            <text:p>DWA_SOC_COST(2nd)</text:p>
          </table:table-cell>
          <table:table-cell office:value-type="float" office:value="33430.1044746247" calcext:value-type="float">
            <text:p>33430.1044746247</text:p>
          </table:table-cell>
          <table:table-cell office:value-type="float" office:value="1629.71640221789" calcext:value-type="float">
            <text:p>1629.71640221789</text:p>
          </table:table-cell>
          <table:table-cell office:value-type="float" office:value="19.842236995697" calcext:value-type="float">
            <text:p>19.842236995697</text:p>
          </table:table-cell>
          <table:table-cell office:value-type="float" office:value="5.69875349483442" calcext:value-type="float">
            <text:p>5.69875349483442</text:p>
          </table:table-cell>
          <table:table-cell office:value-type="float" office:value="0.30352501927787" calcext:value-type="float">
            <text:p>0.30352501927787</text:p>
          </table:table-cell>
          <table:table-cell office:value-type="float" office:value="69.8692152917505" calcext:value-type="float">
            <text:p>69.8692152917505</text:p>
          </table:table-cell>
          <table:table-cell office:value-type="float" office:value="30.1307847082495" calcext:value-type="float">
            <text:p>30.13078470824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MPPI(1st)</text:p>
          </table:table-cell>
          <table:table-cell office:value-type="float" office:value="157314.106313524" calcext:value-type="float">
            <text:p>157314.106313524</text:p>
          </table:table-cell>
          <table:table-cell office:value-type="float" office:value="10541.2942587757" calcext:value-type="float">
            <text:p>10541.2942587757</text:p>
          </table:table-cell>
          <table:table-cell office:value-type="float" office:value="14.2254722118378" calcext:value-type="float">
            <text:p>14.2254722118378</text:p>
          </table:table-cell>
          <table:table-cell office:value-type="float" office:value="6.09542926994768" calcext:value-type="float">
            <text:p>6.09542926994768</text:p>
          </table:table-cell>
          <table:table-cell office:value-type="float" office:value="0.480185013684947" calcext:value-type="float">
            <text:p>0.480185013684947</text:p>
          </table:table-cell>
          <table:table-cell office:value-type="float" office:value="41.6170212765957" calcext:value-type="float">
            <text:p>41.6170212765957</text:p>
          </table:table-cell>
          <table:table-cell office:value-type="float" office:value="58.3829787234043" calcext:value-type="float">
            <text:p>58.38297872340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/>
          <table:table-cell table:style-name="ce6" office:value-type="string" calcext:value-type="string">
            <text:p>Advanced 3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DWA_SOC_COST(5th)</text:p>
          </table:table-cell>
          <table:table-cell office:value-type="float" office:value="5470.32300531332" calcext:value-type="float">
            <text:p>5470.32300531332</text:p>
          </table:table-cell>
          <table:table-cell office:value-type="float" office:value="340.122249688252" calcext:value-type="float">
            <text:p>340.122249688252</text:p>
          </table:table-cell>
          <table:table-cell office:value-type="float" office:value="14.0762116909027" calcext:value-type="float">
            <text:p>14.0762116909027</text:p>
          </table:table-cell>
          <table:table-cell office:value-type="float" office:value="5.01476618752023" calcext:value-type="float">
            <text:p>5.01476618752023</text:p>
          </table:table-cell>
          <table:table-cell office:value-type="float" office:value="1.7782960905774" calcext:value-type="float">
            <text:p>1.7782960905774</text:p>
          </table:table-cell>
          <table:table-cell office:value-type="float" office:value="24.1841914430747" calcext:value-type="float">
            <text:p>24.1841914430747</text:p>
          </table:table-cell>
          <table:table-cell office:value-type="float" office:value="11.8564176939811" calcext:value-type="float">
            <text:p>11.8564176939811</text:p>
          </table:table-cell>
          <table:table-cell office:value-type="float" office:value="53.7345902828136" calcext:value-type="float">
            <text:p>53.7345902828136</text:p>
          </table:table-cell>
          <table:table-cell office:value-type="float" office:value="10.2248005801305" calcext:value-type="float">
            <text:p>10.2248005801305</text:p>
          </table:table-cell>
          <table:table-cell/>
          <table:table-cell table:number-columns-repeated="2" office:value-type="float" office:value="4.3" calcext:value-type="float">
            <text:p>4.3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SOC_MPPI(1st)</text:p>
          </table:table-cell>
          <table:table-cell table:style-name="ce7" office:value-type="float" office:value="2760.72678001723" calcext:value-type="float">
            <text:p>2760.72678001723</text:p>
          </table:table-cell>
          <table:table-cell table:style-name="ce7" office:value-type="float" office:value="139.425750196955" calcext:value-type="float">
            <text:p>139.425750196955</text:p>
          </table:table-cell>
          <table:table-cell office:value-type="float" office:value="19.0547962188721" calcext:value-type="float">
            <text:p>19.0547962188721</text:p>
          </table:table-cell>
          <table:table-cell office:value-type="float" office:value="4.50928858116346" calcext:value-type="float">
            <text:p>4.50928858116346</text:p>
          </table:table-cell>
          <table:table-cell office:value-type="float" office:value="1.14719125520052" calcext:value-type="float">
            <text:p>1.14719125520052</text:p>
          </table:table-cell>
          <table:table-cell office:value-type="float" office:value="34.5026178010471" calcext:value-type="float">
            <text:p>34.5026178010471</text:p>
          </table:table-cell>
          <table:table-cell office:value-type="float" office:value="22.565445026178" calcext:value-type="float">
            <text:p>22.565445026178</text:p>
          </table:table-cell>
          <table:table-cell office:value-type="float" office:value="42.9319371727749" calcext:value-type="float">
            <text:p>42.93193717277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3" calcext:value-type="float">
            <text:p>3.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MPPI_SOC_COST(1st)</text:p>
          </table:table-cell>
          <table:table-cell office:value-type="float" office:value="5630.83690156043" calcext:value-type="float">
            <text:p>5630.83690156043</text:p>
          </table:table-cell>
          <table:table-cell office:value-type="float" office:value="432.297911728466" calcext:value-type="float">
            <text:p>432.297911728466</text:p>
          </table:table-cell>
          <table:table-cell office:value-type="float" office:value="12.2447278499603" calcext:value-type="float">
            <text:p>12.2447278499603</text:p>
          </table:table-cell>
          <table:table-cell office:value-type="float" office:value="5.09901102541833" calcext:value-type="float">
            <text:p>5.09901102541833</text:p>
          </table:table-cell>
          <table:table-cell office:value-type="float" office:value="1.66919790334249" calcext:value-type="float">
            <text:p>1.66919790334249</text:p>
          </table:table-cell>
          <table:table-cell office:value-type="float" office:value="21.1097204839383" calcext:value-type="float">
            <text:p>21.1097204839383</text:p>
          </table:table-cell>
          <table:table-cell office:value-type="float" office:value="22.8619107217355" calcext:value-type="float">
            <text:p>22.8619107217355</text:p>
          </table:table-cell>
          <table:table-cell office:value-type="float" office:value="56.0283687943262" calcext:value-type="float">
            <text:p>56.028368794326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6" office:value-type="string" calcext:value-type="string">
            <text:p>Advanced 4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DWA_SOC_COST(5th)</text:p>
          </table:table-cell>
          <table:table-cell office:value-type="float" office:value="3157.64509433426" calcext:value-type="float">
            <text:p>3157.64509433426</text:p>
          </table:table-cell>
          <table:table-cell office:value-type="float" office:value="130.83603724875" calcext:value-type="float">
            <text:p>130.83603724875</text:p>
          </table:table-cell>
          <table:table-cell office:value-type="float" office:value="23.2398056983948" calcext:value-type="float">
            <text:p>23.2398056983948</text:p>
          </table:table-cell>
          <table:table-cell office:value-type="float" office:value="5.16434906827462" calcext:value-type="float">
            <text:p>5.16434906827462</text:p>
          </table:table-cell>
          <table:table-cell office:value-type="float" office:value="0.956338100224943" calcext:value-type="float">
            <text:p>0.956338100224943</text:p>
          </table:table-cell>
          <table:table-cell office:value-type="float" office:value="56.7528735632184" calcext:value-type="float">
            <text:p>56.7528735632184</text:p>
          </table:table-cell>
          <table:table-cell office:value-type="float" office:value="15.0862068965517" calcext:value-type="float">
            <text:p>15.0862068965517</text:p>
          </table:table-cell>
          <table:table-cell office:value-type="float" office:value="18.8936781609195" calcext:value-type="float">
            <text:p>18.8936781609195</text:p>
          </table:table-cell>
          <table:table-cell office:value-type="float" office:value="9.26724137931035" calcext:value-type="float">
            <text:p>9.26724137931035</text:p>
          </table:table-cell>
          <table:table-cell/>
          <table:table-cell table:style-name="Default"/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SOC_MPPI(5th)</text:p>
          </table:table-cell>
          <table:table-cell office:value-type="float" office:value="3859.3674933438" calcext:value-type="float">
            <text:p>3859.3674933438</text:p>
          </table:table-cell>
          <table:table-cell office:value-type="float" office:value="126.957598250102" calcext:value-type="float">
            <text:p>126.957598250102</text:p>
          </table:table-cell>
          <table:table-cell office:value-type="float" office:value="22.5736196041107" calcext:value-type="float">
            <text:p>22.5736196041107</text:p>
          </table:table-cell>
          <table:table-cell office:value-type="float" office:value="6.95011685046504" calcext:value-type="float">
            <text:p>6.95011685046504</text:p>
          </table:table-cell>
          <table:table-cell office:value-type="float" office:value="1.02090302767933" calcext:value-type="float">
            <text:p>1.02090302767933</text:p>
          </table:table-cell>
          <table:table-cell office:value-type="float" office:value="40.3780068728522" calcext:value-type="float">
            <text:p>40.3780068728522</text:p>
          </table:table-cell>
          <table:table-cell office:value-type="float" office:value="37.6002290950745" calcext:value-type="float">
            <text:p>37.6002290950745</text:p>
          </table:table-cell>
          <table:table-cell office:value-type="float" office:value="13.8029782359679" calcext:value-type="float">
            <text:p>13.8029782359679</text:p>
          </table:table-cell>
          <table:table-cell office:value-type="float" office:value="8.21878579610538" calcext:value-type="float">
            <text:p>8.21878579610538</text:p>
          </table:table-cell>
          <table:table-cell/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SOC_DWA(5th)</text:p>
          </table:table-cell>
          <table:table-cell office:value-type="float" office:value="5015.9880127081" calcext:value-type="float">
            <text:p>5015.9880127081</text:p>
          </table:table-cell>
          <table:table-cell office:value-type="float" office:value="94.2898873558311" calcext:value-type="float">
            <text:p>94.2898873558311</text:p>
          </table:table-cell>
          <table:table-cell office:value-type="float" office:value="51.3612341880798" calcext:value-type="float">
            <text:p>51.3612341880798</text:p>
          </table:table-cell>
          <table:table-cell office:value-type="float" office:value="12.0431326520698" calcext:value-type="float">
            <text:p>12.0431326520698</text:p>
          </table:table-cell>
          <table:table-cell office:value-type="float" office:value="0.770977808103554" calcext:value-type="float">
            <text:p>0.770977808103554</text:p>
          </table:table-cell>
          <table:table-cell office:value-type="float" office:value="49.4887525562372" calcext:value-type="float">
            <text:p>49.4887525562372</text:p>
          </table:table-cell>
          <table:table-cell office:value-type="float" office:value="38.464398587098" calcext:value-type="float">
            <text:p>38.464398587098</text:p>
          </table:table-cell>
          <table:table-cell office:value-type="float" office:value="6.04201524446923" calcext:value-type="float">
            <text:p>6.04201524446923</text:p>
          </table:table-cell>
          <table:table-cell office:value-type="float" office:value="6.00483361219558" calcext:value-type="float">
            <text:p>6.00483361219558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Aptos Narrow&quot;" svg:font-family="'&quot;Aptos Narrow&quot;'"/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date-style style:name="N152">
      <number:day/>
      <number:text>-</number:text>
      <number:month number:textual="true"/>
      <number:text>-</number:text>
      <number:year/>
    </number:dat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hours/>
      <number:text>:</number:text>
      <number:minutes number:style="long"/>
      <number:text> </number:text>
      <number:am-pm/>
    </number:time-style>
    <number:date-style style:name="N149">
      <number:month/>
      <number:text>/</number:text>
      <number:day/>
      <number:text>/</number:text>
      <number:year number:style="long"/>
    </number:dat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46">
      <number:day/>
      <number:text>-</number:text>
      <number:month number:textual="true"/>
    </number:date-style>
    <number:time-style style:name="N145">
      <number:minutes number:style="long"/>
      <number:text>:</number:text>
      <number:seconds number:style="long" number:decimal-places="1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37">
      <number:hours/>
      <number:text>:</number:text>
      <number:minutes number:style="long"/>
    </number:time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/>
    </number:tim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 number:textual="true"/>
      <number:text>-</number:text>
      <number:year/>
    </number:dat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0:25:51.363913618</meta:creation-date>
    <dc:date>2025-03-27T12:03:07.786118870</dc:date>
    <meta:editing-duration>PT2H9M32S</meta:editing-duration>
    <meta:editing-cycles>7</meta:editing-cycles>
    <meta:generator>LibreOffice/7.3.7.2$Linux_X86_64 LibreOffice_project/30$Build-2</meta:generator>
    <meta:document-statistic meta:table-count="1" meta:cell-count="379" meta:object-count="0"/>
  </office:meta>
</office:document-meta>
</file>